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2770f" officeooo:paragraph-rsid="0002770f"/>
    </style:style>
    <style:style style:name="P2" style:family="paragraph" style:parent-style-name="Standard">
      <style:text-properties officeooo:rsid="00039801" officeooo:paragraph-rsid="00039801"/>
    </style:style>
    <style:style style:name="P3" style:family="paragraph" style:parent-style-name="Standard">
      <style:text-properties officeooo:rsid="00040b84" officeooo:paragraph-rsid="00040b84"/>
    </style:style>
    <style:style style:name="P4" style:family="paragraph" style:parent-style-name="Standard">
      <style:text-properties officeooo:rsid="000593b0" officeooo:paragraph-rsid="000593b0"/>
    </style:style>
    <style:style style:name="P5" style:family="paragraph" style:parent-style-name="Table_20_Contents">
      <style:text-properties officeooo:rsid="00039801" officeooo:paragraph-rsid="00039801"/>
    </style:style>
    <style:style style:name="P6" style:family="paragraph" style:parent-style-name="Table_20_Contents">
      <style:text-properties officeooo:rsid="00039801" officeooo:paragraph-rsid="000593b0"/>
    </style:style>
    <style:style style:name="P7" style:family="paragraph" style:parent-style-name="Table_20_Contents">
      <style:text-properties officeooo:rsid="00039801" officeooo:paragraph-rsid="0005ca74"/>
    </style:style>
    <style:style style:name="P8" style:family="paragraph" style:parent-style-name="Table_20_Contents">
      <style:text-properties officeooo:rsid="00040b84" officeooo:paragraph-rsid="00040b84"/>
    </style:style>
    <style:style style:name="P9" style:family="paragraph" style:parent-style-name="Table_20_Contents">
      <style:text-properties officeooo:rsid="000593b0" officeooo:paragraph-rsid="000593b0"/>
    </style:style>
    <style:style style:name="P10" style:family="paragraph" style:parent-style-name="Table_20_Contents">
      <style:text-properties officeooo:rsid="0005ca74" officeooo:paragraph-rsid="0005ca74"/>
    </style:style>
    <style:style style:name="P11" style:family="paragraph" style:parent-style-name="Standard">
      <style:text-properties officeooo:rsid="0002770f" officeooo:paragraph-rsid="0002770f"/>
    </style:style>
    <style:style style:name="P12" style:family="paragraph" style:parent-style-name="Standard">
      <style:text-properties officeooo:rsid="000c59c8" officeooo:paragraph-rsid="000c59c8"/>
    </style:style>
    <style:style style:name="P13" style:family="paragraph" style:parent-style-name="Table_20_Contents">
      <style:text-properties officeooo:rsid="00040b84" officeooo:paragraph-rsid="00040b84"/>
    </style:style>
    <style:style style:name="P14" style:family="paragraph" style:parent-style-name="Table_20_Contents">
      <style:text-properties officeooo:rsid="000ce91a" officeooo:paragraph-rsid="000ce91a"/>
    </style:style>
    <style:style style:name="P15" style:family="paragraph" style:parent-style-name="Table_20_Contents">
      <style:text-properties officeooo:rsid="00039801" officeooo:paragraph-rsid="00039801"/>
    </style:style>
    <style:style style:name="P16" style:family="paragraph" style:parent-style-name="Table_20_Contents">
      <style:text-properties officeooo:rsid="000dc4ff" officeooo:paragraph-rsid="000dc4ff"/>
    </style:style>
    <style:style style:name="T1" style:family="text">
      <style:text-properties officeooo:rsid="000593b0"/>
    </style:style>
    <style:style style:name="T2" style:family="text">
      <style:text-properties officeooo:rsid="0005ca74"/>
    </style:style>
    <style:style style:name="T3" style:family="text">
      <style:text-properties officeooo:rsid="00093cba"/>
    </style:style>
    <style:style style:name="T4" style:family="text">
      <style:text-properties officeooo:rsid="000ad8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ntos安装veewee+virtualbox说明</text:p>
      <text:p text:style-name="P1">1、安装virtualbox、qemu和相关组件。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wget -P /etc/yum.repos.d <text:a xlink:type="simple" xlink:href="http://download.virtualbox.org/virtualbox/rpm/el/virtualbox.repo">http://download.virtualbox.org/virtualbox/rpm/el/virtualbox.repo</text:a></text:p>
            <text:p text:style-name="P1">yum install VirtualBox-5.0</text:p>
            <text:p text:style-name="P12">yum install qemu</text:p>
            <text:p text:style-name="P1">yum install libuuid-devel ncurses-devel zlib-devel bzip2-devel openssl-devel ncurses-devel sqlite-devel readline-devel tk-devel gdbm-devel db4-devel libpcap-devel xz-devel yajl-devel java-1.8.0-openjdk-devel</text:p>
            <text:p text:style-name="P1">wget http://mirror.centos.org/centos/6/os/x86_64/Packages/dev86-0.16.17-15.1.el6.x86_64.rpm </text:p>
            <text:p text:style-name="P1">rpm -ivh dev86-0.16.17-15.1.el6.x86_64.rpm</text:p>
          </table:table-cell>
        </table:table-row>
      </table:table>
      <text:p text:style-name="P2">2、编译virtualbox的vhd组件。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5">mkdir -p /root/sysvm </text:p>
            <text:p text:style-name="P5">cd /root/sysvm </text:p>
            <text:p text:style-name="P5">wget -q http://bits.xensource.com/oss-xen/release/4.2.0/xen-4.2.0.tar.gz </text:p>
            <text:p text:style-name="P5">tar -xzf xen-4.2.0.tar.gz </text:p>
            <text:p text:style-name="P5">cd xen-4.2.0/tools/ </text:p>
            <text:p text:style-name="P5">wget https://github.com/citrix-openstack/xenserver-utils/raw/master/blktap2.patch -qO - | patch -p0 </text:p>
            <text:p text:style-name="P5">./configure --disable-monitors --disable-ocamltools --disable-rombios --disable-seabios </text:p>
            <text:p text:style-name="P5">cd blktap2/vhd </text:p>
            <text:p text:style-name="P5">make -j 8 </text:p>
            <text:p text:style-name="P5">sudo make install</text:p>
          </table:table-cell>
        </table:table-row>
      </table:table>
      <text:p text:style-name="P2">3、安装veewee组件。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">##################################################### </text:p>
            <text:p text:style-name="P5"># Prepare RVM / bundle / bundler </text:p>
            <text:p text:style-name="P5">##################################################### </text:p>
            <text:p text:style-name="P5">gpg --keyserver hkp://keys.gnupg.net --recv-keys 409B6B1796C275462A1703113804BB82D39DC0E3 </text:p>
            <text:p text:style-name="P5">curl -L https://get.rvm.io | bash -s stable --ruby </text:p>
            <text:p text:style-name="P5">source /usr/local/rvm/scripts/rvm </text:p>
            <text:p text:style-name="P5">export PATH=~/.rvm/bin:$PATH </text:p>
            <text:p text:style-name="P5">mkdir -p ~/.rvm/bin </text:p>
            <text:p text:style-name="P5">rvm requirements run </text:p>
            <text:p text:style-name="P5">rvm install 1.9.3 </text:p>
            <text:p text:style-name="P5">rvm use ruby-1.9.3 </text:p>
            <text:p text:style-name="P5">gem sources --remove https://rubygems.org/ </text:p>
            <text:p text:style-name="P5">gem sources -a https://ruby.taobao.org/ </text:p>
            <text:p text:style-name="P5">gem install bundler </text:p>
            <text:p text:style-name="P5">gem install bundle </text:p>
            <text:p text:style-name="P5"/>
            <text:p text:style-name="P5">##################################################### </text:p>
            <text:p text:style-name="P5"># Prepare build scripts from cloudstack source code </text:p>
            <text:p text:style-name="P5">##################################################### </text:p>
            <text:p text:style-name="P5">cd /root/sysvm </text:p>
            <text:p text:style-name="P5">wget http://apache.arvixe.com//cloudstack/releases/4.5.1/apache-cloudstack-4.5.1-src.tar.bz2 </text:p>
            <text:p text:style-name="P5">bzip2 -d apache-cloudstack-4.5.1-src.tar.bz2 </text:p>
            <text:p text:style-name="P5">tar xf apache-cloudstack-4.5.1-src.tar </text:p>
            <text:p text:style-name="P6">cd /root/sysvm/apache-cloudstack-4.5.1-src/tools/appliance/ [press y]</text:p>
            <text:p text:style-name="P6"><text:soft-page-break/>这里要装很多组件，建议先复制<text:span text:style-name="T1">geminstall.sh</text:span> 、<text:span text:style-name="T1">Gemfile，手工先安装好，即</text:span></text:p>
            <text:p text:style-name="P9">cp geminstall.sh Gemfile /root/sysvm/apache-cloudstack-4.5.1-src/tools/appliance</text:p>
            <text:p text:style-name="P9">sh geminstall.sh</text:p>
            <text:p text:style-name="P6"/>
            <text:p text:style-name="P5">mkdir -p /root/sysvm/apache-cloudstack-4.5.1-src/tools/appliance/iso </text:p>
            <text:p text:style-name="P5">copy VBoxGuestAdditions_4.3.10.iso debian-7.8.0-amd64-netinst.iso debian-7.5.0-i386-netinst.iso <text:s/>VBoxGuestAdditions_4.3.26.iso to /root/sysvm/apache-cloudstack-4.5.1-src/tools/appliance/iso </text:p>
            <text:p text:style-name="P5">--- http://debian.mirror.exetel.com.au/debian-cd/7.5.0/i386/iso-cd/debian-7.5.0-i386-netinst.iso </text:p>
            <text:p text:style-name="P5">--- http://download.virtualbox.org/virtualbox/4.3.26/VBoxGuestAdditions_4.3.26.iso </text:p>
            <text:p text:style-name="P5">--- http://cdimage.debian.org/cdimage/archive/7.8.0/amd64/iso-cd/debian-7.8.0-amd64-netinst.iso </text:p>
            <text:p text:style-name="P5">--- http://download.virtualbox.org/virtualbox/4.3.10/VBoxGuestAdditions_4.3.10.iso </text:p>
            <text:p text:style-name="P7">此处因为<text:span text:style-name="T2">virtualbox-5.0需要VBoxGuestAdditions_5.0.8.iso，可以直接修改已有组件名称替代，或者重新下载。</text:span></text:p>
            <text:p text:style-name="P10">mv VBoxGuestAdditions_4.3.26.iso VBoxGuestAdditions_5.0.8.iso</text:p>
            <text:p text:style-name="P5"/>
            <text:p text:style-name="P5">##################################################### </text:p>
            <text:p text:style-name="P5"># fix the bug of Convert.java and compile it </text:p>
            <text:p text:style-name="P5">##################################################### </text:p>
            <text:p text:style-name="P5">export JAVA_HOME=/usr/lib/jvm/java-7-openjdk-amd64/ </text:p>
            <text:p text:style-name="P5">export PATH=$JAVA_HOME/bin:$PATH </text:p>
            <text:p text:style-name="P5">export CLASSPATH=.:$JAVA_HOME/lib/dt.jar:$JAVA_HOME/lib/tools.jar </text:p>
            <text:p text:style-name="P5">cd /root/sysvm/apache-cloudstack-4.5.1-src/tools/appliance/convert </text:p>
            <text:p text:style-name="P5">vi Convert.java # add this line into the file "import javax.xml.transform.TransformerException;" </text:p>
            <text:p text:style-name="P5">javac Convert.java </text:p>
            <text:p text:style-name="P5">cd /root/sysvm/apache-cloudstack-4.5.1-src/tools/appliance/ </text:p>
            <text:p text:style-name="P5">sed -i 's/https:\/\/rubygems.org/http:\/\/ruby.taobao.org/g' /root/sysvm/apache-cloudstack-4.5.1-src/tools/appliance/Gemfile </text:p>
            <text:p text:style-name="P5"/>
            <text:p text:style-name="P5"/>
            <text:p text:style-name="P5">##################################################### </text:p>
            <text:p text:style-name="P5"># Start building the system vm template </text:p>
            <text:p text:style-name="P5">##################################################### </text:p>
            <text:p text:style-name="P5">sh build.sh systemvm64template</text:p>
            <text:p text:style-name="P5">注意不要启动其他<text:span text:style-name="T3">KVM</text:span>虚拟机<text:span text:style-name="T4">，安装过程大约一个小时。</text:span></text:p>
            <text:p text:style-name="P16">在cloudstack注册系统模版</text:p>
            <text:p text:style-name="P16">/usr/share/cloudstack-common/scripts/storage/secondary/cloud-install-sys-tmplt \</text:p>
            <text:p text:style-name="P16">-m /secondary \</text:p>
            <text:p text:style-name="P16">-u http://192.168.122.1/template/systemvm64template-unknown-kvm.qcow2.bz2 \</text:p>
            <text:p text:style-name="P16">-h kvm -F</text:p>
          </table:table-cell>
        </table:table-row>
      </table:table>
      <text:p text:style-name="P2"/>
      <text:p text:style-name="P4">附1 geminstall.sh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9">gem install CFPropertyList -v '2.3.2' </text:p>
            <text:p text:style-name="P9">gem install Platform -v '0.4.0' </text:p>
            <text:p text:style-name="P9">gem install ansi -v '1.3.0' </text:p>
            <text:p text:style-name="P9">gem install builder -v '3.2.2' </text:p>
            <text:p text:style-name="P9">gem install ffi -v '1.9.10' </text:p>
            <text:p text:style-name="P9">gem install childprocess -v '0.5.7' </text:p>
            <text:p text:style-name="P9">gem install diff-lcs -v '1.2.5' </text:p>
            <text:p text:style-name="P9"><text:soft-page-break/>gem install eventmachine -v '1.0.8' </text:p>
            <text:p text:style-name="P9">gem install mixlib-log -v '1.6.0' </text:p>
            <text:p text:style-name="P9">gem install uuidtools -v '2.1.5' </text:p>
            <text:p text:style-name="P9">gem install gssapi -v '1.2.0' </text:p>
            <text:p text:style-name="P9">gem install gyoku -v '1.3.1' </text:p>
            <text:p text:style-name="P9">gem install httpclient -v '2.6.0.1' </text:p>
            <text:p text:style-name="P9">gem install little-plugger -v '1.1.4' </text:p>
            <text:p text:style-name="P9">gem install multi_json -v '1.11.2' </text:p>
            <text:p text:style-name="P9">gem install logging -v '1.8.2' </text:p>
            <text:p text:style-name="P9">gem install nori -v '2.6.0' </text:p>
            <text:p text:style-name="P9">gem install rubyntlm -v '0.4.0' </text:p>
            <text:p text:style-name="P9">gem install winrm -v '1.3.4' </text:p>
            <text:p text:style-name="P9">gem install em-winrm -v '0.7.0' </text:p>
            <text:p text:style-name="P9">gem install excon -v '0.45.4' </text:p>
            <text:p text:style-name="P9">gem install fission -v '0.5.0' </text:p>
            <text:p text:style-name="P9">gem install formatador -v '0.2.5' </text:p>
            <text:p text:style-name="P9">gem install mime-types -v '1.25.1' </text:p>
            <text:p text:style-name="P9">gem install net-ssh -v 2.9.2 </text:p>
            <text:p text:style-name="P9">gem install net-scp -v '1.2.1' </text:p>
            <text:p text:style-name="P9">gem install fog-core -v '1.32.1' </text:p>
            <text:p text:style-name="P9">gem install fog-json -v '1.0.2' </text:p>
            <text:p text:style-name="P9">gem install ipaddress -v '0.8.0' </text:p>
            <text:p text:style-name="P9">gem install xml-simple -v '1.1.5' </text:p>
            <text:p text:style-name="P9">gem install fog-aliyun -v '0.0.10' </text:p>
            <text:p text:style-name="P9">gem install mini_portile -v '0.6.2' </text:p>
            <text:p text:style-name="P9">gem install nokogiri -v '1.6.6.2' </text:p>
            <text:p text:style-name="P9">gem install fog-xml -v '0.1.2' </text:p>
            <text:p text:style-name="P9">gem install fog-atmos -v '0.1.0' </text:p>
            <text:p text:style-name="P9">gem install fog-aws -v '0.7.6' </text:p>
            <text:p text:style-name="P9">gem install inflecto -v '0.0.2' </text:p>
            <text:p text:style-name="P9">gem install fog-brightbox -v '0.9.0' </text:p>
            <text:p text:style-name="P9">gem install fog-dynect -v '0.0.2' </text:p>
            <text:p text:style-name="P9">gem install fog-ecloud -v '0.3.0' </text:p>
            <text:p text:style-name="P9"/>
            <text:p text:style-name="P9">gem install fog-google -v '0.1.0' </text:p>
            <text:p text:style-name="P9">gem install fog-local -v '0.2.1' </text:p>
            <text:p text:style-name="P9">gem install fog-powerdns -v '0.1.1' </text:p>
            <text:p text:style-name="P9">gem install fog-profitbricks -v '0.0.5' </text:p>
            <text:p text:style-name="P9">gem install fog-radosgw -v '0.0.4' </text:p>
            <text:p text:style-name="P9">gem install fog-riakcs -v '0.1.0' </text:p>
            <text:p text:style-name="P9">gem install fog-sakuracloud -v '1.3.3' </text:p>
            <text:p text:style-name="P9">gem install fog-serverlove -v '0.1.2' </text:p>
            <text:p text:style-name="P9">gem install fog-softlayer -v '1.0.0' </text:p>
            <text:p text:style-name="P9">gem install fog-storm_on_demand -v '0.1.1' </text:p>
            <text:p text:style-name="P9">gem install fog-terremark -v '0.1.0' </text:p>
            <text:p text:style-name="P9">gem install fog-vmfusion -v '0.1.0' </text:p>
            <text:p text:style-name="P9">gem install fog-voxel -v '0.1.0' </text:p>
            <text:p text:style-name="P9">gem install fog -v '1.34.0' </text:p>
            <text:p text:style-name="P9"><text:soft-page-break/>gem install gem-content -v '1.0.0' </text:p>
            <text:p text:style-name="P9">gem install posix-spawn -v '0.3.11' </text:p>
            <text:p text:style-name="P9">gem install grit -v '2.5.0' </text:p>
            <text:p text:style-name="P9"/>
            <text:p text:style-name="P9">gem install highline -v 1.7.8 </text:p>
            <text:p text:style-name="P9">gem install i18n -v <text:s/>0.7.0 </text:p>
            <text:p text:style-name="P9">gem install json -v <text:s/>1.8.3 </text:p>
            <text:p text:style-name="P9">gem install open4 -v <text:s/>1.3.4 </text:p>
            <text:p text:style-name="P9">gem install os -v <text:s/>0.9.6 </text:p>
            <text:p text:style-name="P9">gem install popen4 -v 0.1.2 </text:p>
            <text:p text:style-name="P9">gem install progressbar -v <text:s/>0.21.0 </text:p>
            <text:p text:style-name="P9">gem install ruby-vnc -v <text:s/>1.0.1 </text:p>
            <text:p text:style-name="P9">gem install thor 0.19.1 </text:p>
            <text:p text:style-name="P9">gem install to_slug 1.0.8</text:p>
          </table:table-cell>
        </table:table-row>
      </table:table>
      <text:p text:style-name="P4">附2 Gemfile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9">source 'http://ruby.taobao.org' </text:p>
            <text:p text:style-name="P9">gem 'veewee', :git =&gt; 'https://github.com/jedi4ever/veewee.git' </text:p>
            <text:p text:style-name="P9">gem 'em-winrm' </text:p>
            <text:p text:style-name="P9">require 'rubygems' </text:p>
            <text:p text:style-name="P9">require 'bundler' </text:p>
            <text:p text:style-name="P9">gem 'net-ssh', <text:s/>'=2.9.2' </text:p>
            <text:p text:style-name="P9">gem 'fog-google', <text:s/>'=0.1.0'</text:p>
          </table:table-cell>
        </table:table-row>
      </table:table>
      <text:p text:style-name="P3">附3<text:span text:style-name="T1"> </text:span>ubuntu安装virtualbox+veewee流程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8">build host ubuntu with virtual box </text:p>
            <text:p text:style-name="P8">root:'engine!@#'@192.168.1.69 </text:p>
            <text:p text:style-name="P8">http://bhaisaab.org/logs/building-systemvms/ </text:p>
            <text:p text:style-name="P8">##################################################### </text:p>
            <text:p text:style-name="P8"># Prepare environment and necessary software packages </text:p>
            <text:p text:style-name="P8">##################################################### </text:p>
            <text:p text:style-name="P8">sudo apt-get install curl bzip2 python-dev gcc g++ build-essential libssl-dev uuid-dev zlib1g-dev libncurses5-dev libx11-dev python-dev iasl bin86 bcc gettext libglib2.0-dev libyajl-dev libc6-dev-i386 virtualbox faketime openjdk-7-jdk git </text:p>
            <text:p text:style-name="P8"/>
            <text:p text:style-name="P14">aptitude install bcc</text:p>
            <text:p text:style-name="P14">aptitude install iasl</text:p>
            <text:p text:style-name="P14">aptitude install uuid-dev</text:p>
            <text:p text:style-name="P14">apt-get install libncurses5-dev</text:p>
            <text:p text:style-name="P14">apt-get install libgtk2.0-dev </text:p>
            <text:p text:style-name="P14">apt-get install libssl-dev</text:p>
            <text:p text:style-name="P14">apt-get install libyajl-dev</text:p>
            <text:p text:style-name="P14"/>
            <text:p text:style-name="P8">mkdir -p /root/sysvm </text:p>
            <text:p text:style-name="P8">cd /root/sysvm </text:p>
            <text:p text:style-name="P8">wget -q http://bits.xensource.com/oss-xen/release/4.2.0/xen-4.2.0.tar.gz </text:p>
            <text:p text:style-name="P8">tar -xzf xen-4.2.0.tar.gz </text:p>
            <text:p text:style-name="P8">cd xen-4.2.0/tools/ </text:p>
            <text:p text:style-name="P8">wget https://github.com/citrix-openstack/xenserver-utils/raw/master/blktap2.patch -qO - | patch -p0 </text:p>
            <text:p text:style-name="P8"><text:soft-page-break/>./configure --disable-monitors --disable-ocamltools --disable-rombios --disable-seabios </text:p>
            <text:p text:style-name="P8">cd blktap2/vhd </text:p>
            <text:p text:style-name="P8">make -j 8 </text:p>
            <text:p text:style-name="P8">sudo make install </text:p>
            <text:p text:style-name="P8"/>
            <text:p text:style-name="P8"/>
            <text:p text:style-name="P8">##################################################### </text:p>
            <text:p text:style-name="P8"># Prepare RVM / bundle / bundler </text:p>
            <text:p text:style-name="P8">##################################################### </text:p>
            <text:p text:style-name="P8">gpg --keyserver hkp://keys.gnupg.net --recv-keys 409B6B1796C275462A1703113804BB82D39DC0E3 </text:p>
            <text:p text:style-name="P8">curl -L https://get.rvm.io | bash -s stable --ruby </text:p>
            <text:p text:style-name="P8">source /usr/local/rvm/scripts/rvm </text:p>
            <text:p text:style-name="P8">export PATH=~/.rvm/bin:$PATH </text:p>
            <text:p text:style-name="P8">mkdir -p ~/.rvm/bin </text:p>
            <text:p text:style-name="P8">rvm requirements run </text:p>
            <text:p text:style-name="P8">rvm install 1.9.3 </text:p>
            <text:p text:style-name="P8">rvm use ruby-1.9.3 </text:p>
            <text:p text:style-name="P8">gem sources --remove https://rubygems.org/ </text:p>
            <text:p text:style-name="P8">gem sources -a https://ruby.taobao.org/ </text:p>
            <text:p text:style-name="P8">gem install bundler </text:p>
            <text:p text:style-name="P8">gem install bundle </text:p>
            <text:p text:style-name="P8"/>
            <text:p text:style-name="P8"/>
            <text:p text:style-name="P8">##################################################### </text:p>
            <text:p text:style-name="P8"># Prepare build scripts from cloudstack source code </text:p>
            <text:p text:style-name="P8">##################################################### </text:p>
            <text:p text:style-name="P8">cd /root/sysvm </text:p>
            <text:p text:style-name="P8">wget http://apache.arvixe.com//cloudstack/releases/4.5.1/apache-cloudstack-4.5.1-src.tar.bz2 </text:p>
            <text:p text:style-name="P8">bzip2 -d apache-cloudstack-4.5.1-src.tar.bz2 </text:p>
            <text:p text:style-name="P8">tar xf apache-cloudstack-4.5.1-src.tar </text:p>
            <text:p text:style-name="P8">cd /root/sysvm/apache-cloudstack-4.5.1-src/tools/appliance/ [press y] </text:p>
            <text:p text:style-name="P8">mkdir -p /root/sysvm/apache-cloudstack-4.5.1-src/tools/appliance/iso </text:p>
            <text:p text:style-name="P8">copy VBoxGuestAdditions_4.3.10.iso debian-7.8.0-amd64-netinst.iso debian-7.5.0-i386-netinst.iso <text:s/>VBoxGuestAdditions_4.3.26.iso to /root/sysvm/apache-cloudstack-4.5.1-src/tools/appliance/iso </text:p>
            <text:p text:style-name="P8">--- http://debian.mirror.exetel.com.au/debian-cd/7.5.0/i386/iso-cd/debian-7.5.0-i386-netinst.iso </text:p>
            <text:p text:style-name="P8">--- http://download.virtualbox.org/virtualbox/4.3.26/VBoxGuestAdditions_4.3.26.iso </text:p>
            <text:p text:style-name="P8">--- http://cdimage.debian.org/cdimage/archive/7.8.0/amd64/iso-cd/debian-7.8.0-amd64-netinst.iso </text:p>
            <text:p text:style-name="P8">--- http://download.virtualbox.org/virtualbox/4.3.10/VBoxGuestAdditions_4.3.10.iso </text:p>
            <text:p text:style-name="P8"/>
            <text:p text:style-name="P8"/>
            <text:p text:style-name="P8">##################################################### </text:p>
            <text:p text:style-name="P8"># fix the bug of Convert.java and compile it </text:p>
            <text:p text:style-name="P8">##################################################### </text:p>
            <text:p text:style-name="P8">export JAVA_HOME=/usr/lib/jvm/java-7-openjdk-amd64/ </text:p>
            <text:p text:style-name="P8">export PATH=$JAVA_HOME/bin:$PATH </text:p>
            <text:p text:style-name="P8">export CLASSPATH=.:$JAVA_HOME/lib/dt.jar:$JAVA_HOME/lib/tools.jar </text:p>
            <text:p text:style-name="P8">cd /root/sysvm/apache-cloudstack-4.5.1-src/tools/appliance/convert </text:p>
            <text:p text:style-name="P8"><text:soft-page-break/>vi Convert.java # add this line into the file "import javax.xml.transform.TransformerException;" </text:p>
            <text:p text:style-name="P8">javac Convert.java </text:p>
            <text:p text:style-name="P8">cd /root/sysvm/apache-cloudstack-4.5.1-src/tools/appliance/ </text:p>
            <text:p text:style-name="P8">sed -i 's/https:\/\/rubygems.org/http:\/\/ruby.taobao.org/g' /root/sysvm/apache-cloudstack-4.5.1-src/tools/appliance/Gemfile </text:p>
            <text:p text:style-name="P8"/>
            <text:p text:style-name="P8"/>
            <text:p text:style-name="P8">##################################################### </text:p>
            <text:p text:style-name="P8"># Start building the system vm template </text:p>
            <text:p text:style-name="P8">##################################################### </text:p>
            <text:p text:style-name="P8">sh build.sh systemvm64template </text:p>
            <text:p text:style-name="P8"/>
            <text:p text:style-name="P8"/>
            <text:p text:style-name="P8">##################################################### </text:p>
            <text:p text:style-name="P8"># Enhancement </text:p>
            <text:p text:style-name="P8">##################################################### </text:p>
            <text:p text:style-name="P8">最终镜像在/sysvm/apache-cloudstack-4.5.1-src/tools/appliance/dist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09:24:19.374338392</meta:creation-date>
    <meta:generator>LibreOffice/4.2.6.3$Linux_X86_64 LibreOffice_project/420$Build-3</meta:generator>
    <dc:date>2015-10-28T11:51:50.495772335</dc:date>
    <meta:editing-duration>PT1H16M32S</meta:editing-duration>
    <meta:editing-cycles>15</meta:editing-cycles>
    <meta:document-statistic meta:table-count="6" meta:image-count="0" meta:object-count="0" meta:page-count="6" meta:paragraph-count="224" meta:word-count="988" meta:character-count="10021" meta:non-whitespace-character-count="9195"/>
  </office:meta>
</office:document-meta>
</file>